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B" style:family="table-column">
      <style:table-column-properties style:column-width="5.667cm" style:rel-column-width="21844*"/>
    </style:style>
    <style:style style:name="Taulukko4.C" style:family="table-column">
      <style:table-column-properties style:column-width="5.667cm" style:rel-column-width="21846*"/>
    </style:style>
    <style:style style:name="Taulukko4.A1" style:family="table-cell">
      <style:table-cell-properties fo:padding="0.097cm" fo:border-left="0.002cm solid #000000" fo:border-right="none" fo:border-top="0.002cm solid #000000" fo:border-bottom="0.002cm solid #000000"/>
    </style:style>
    <style:style style:name="Taulukko4.C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C2" style:family="table-cell">
      <style:table-cell-properties fo:padding="0.097cm" fo:border-left="0.002cm solid #000000" fo:border-right="0.002cm solid #000000" fo:border-top="none" fo:border-bottom="0.002cm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02cm solid #000000" fo:border-right="none" fo:border-top="0.002cm solid #000000" fo:border-bottom="0.002cm solid #000000"/>
    </style:style>
    <style:style style:name="Taulukko5.C1" style:family="table-cell">
      <style:table-cell-properties fo:padding="0.097cm" fo:border="0.002cm solid #000000"/>
    </style:style>
    <style:style style:name="Taulukko5.A2" style:family="table-cell">
      <style:table-cell-properties fo:padding="0.097cm" fo:border-left="0.002cm solid #000000" fo:border-right="none" fo:border-top="none" fo:border-bottom="0.002cm solid #000000"/>
    </style:style>
    <style:style style:name="Taulukko5.C2" style:family="table-cell">
      <style:table-cell-properties fo:padding="0.097cm" fo:border-left="0.002cm solid #000000" fo:border-right="0.002cm solid #000000" fo:border-top="none" fo:border-bottom="0.002cm solid #000000"/>
    </style:style>
    <style:style style:name="Taulukko6" style:family="table">
      <style:table-properties style:width="17cm" table:align="margins"/>
    </style:style>
    <style:style style:name="Taulukko6.A" style:family="table-column">
      <style:table-column-properties style:column-width="5.667cm" style:rel-column-width="21845*"/>
    </style:style>
    <style:style style:name="Taulukko6.A1" style:family="table-cell">
      <style:table-cell-properties fo:padding="0.097cm" fo:border-left="0.002cm solid #000000" fo:border-right="none" fo:border-top="0.002cm solid #000000" fo:border-bottom="0.002cm solid #000000"/>
    </style:style>
    <style:style style:name="Taulukko6.C1" style:family="table-cell">
      <style:table-cell-properties fo:padding="0.097cm" fo:border="0.002cm solid #000000"/>
    </style:style>
    <style:style style:name="Taulukko6.A2" style:family="table-cell">
      <style:table-cell-properties fo:padding="0.097cm" fo:border-left="0.002cm solid #000000" fo:border-right="none" fo:border-top="none" fo:border-bottom="0.002cm solid #000000"/>
    </style:style>
    <style:style style:name="Taulukko6.C2" style:family="table-cell">
      <style:table-cell-properties fo:padding="0.097cm" fo:border-left="0.002cm solid #000000" fo:border-right="0.002cm solid #000000" fo:border-top="none" fo:border-bottom="0.002cm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ukko1" table:style-name="Taulukko1">
        <table:table-column table:style-name="Taulukko1.A" table:number-columns-repeated="3"/>
        <table:table-row>
          <table:table-cell table:style-name="Taulukko1.A1" office:value-type="string">
            <text:p text:style-name="Table_20_Contents">Attribuutit</text:p>
          </table:table-cell>
          <table:table-cell table:style-name="Taulukko1.A1" office:value-type="string">
            <text:p text:style-name="Table_20_Contents">Arvojoukko</text:p>
          </table:table-cell>
          <table:table-cell table:style-name="Taulukko1.C1" office:value-type="string">
            <text:p text:style-name="Table_20_Contents">Kuvailu</text:p>
          </table:table-cell>
        </table:table-row>
        <table:table-row>
          <table:table-cell table:style-name="Taulukko1.A2" office:value-type="string">
            <text:p text:style-name="Table_20_Contents">Name</text:p>
          </table:table-cell>
          <table:table-cell table:style-name="Taulukko1.A2" office:value-type="string">
            <text:p text:style-name="Table_20_Contents">Merkkijono, max 30 merkkiä</text:p>
          </table:table-cell>
          <table:table-cell table:style-name="Taulukko1.C2" office:value-type="string">
            <text:p text:style-name="Table_20_Contents">Hahmon nimi</text:p>
          </table:table-cell>
        </table:table-row>
        <table:table-row>
          <table:table-cell table:style-name="Taulukko1.A2" office:value-type="string">
            <text:p text:style-name="Table_20_Contents">Player</text:p>
          </table:table-cell>
          <table:table-cell table:style-name="Taulukko1.A2" office:value-type="string">
            <text:p text:style-name="Table_20_Contents">Merkkijono, max 30 merkkiä</text:p>
          </table:table-cell>
          <table:table-cell table:style-name="Taulukko1.C2" office:value-type="string">
            <text:p text:style-name="Table_20_Contents">Hahmon pelaajan nimi</text:p>
          </table:table-cell>
        </table:table-row>
        <table:table-row>
          <table:table-cell table:style-name="Taulukko1.A2" office:value-type="string">
            <text:p text:style-name="Table_20_Contents">Mental</text:p>
          </table:table-cell>
          <table:table-cell table:style-name="Taulukko1.A2" office:value-type="string">
            <text:p text:style-name="Table_20_Contents">Merkkijono, max 10 merkkiä </text:p>
          </table:table-cell>
          <table:table-cell table:style-name="Taulukko1.C2" office:value-type="string">
            <text:p text:style-name="Table_20_Contents">Hahmon älyllisten ominaisuuksien (intelligence/wits/resolve) arvot</text:p>
          </table:table-cell>
        </table:table-row>
        <table:table-row>
          <table:table-cell table:style-name="Taulukko1.A2" office:value-type="string">
            <text:p text:style-name="Table_20_Contents">Physical</text:p>
          </table:table-cell>
          <table:table-cell table:style-name="Taulukko1.A2" office:value-type="string">
            <text:p text:style-name="Table_20_Contents">Merkkijono, max 10 merkkiä</text:p>
          </table:table-cell>
          <table:table-cell table:style-name="Taulukko1.C2" office:value-type="string">
            <text:p text:style-name="Table_20_Contents">Hahmon fyysisten ominaisuuksien (strength/dextirity/stamina) arvot</text:p>
          </table:table-cell>
        </table:table-row>
        <table:table-row>
          <table:table-cell table:style-name="Taulukko1.A2" office:value-type="string">
            <text:p text:style-name="Table_20_Contents">Social</text:p>
          </table:table-cell>
          <table:table-cell table:style-name="Taulukko1.A2" office:value-type="string">
            <text:p text:style-name="Table_20_Contents">Merkkijono, max 10 merkkiä</text:p>
          </table:table-cell>
          <table:table-cell table:style-name="Taulukko1.C2" office:value-type="string">
            <text:p text:style-name="Table_20_Contents">Hahmon sosiaalisten ominaisuuksien (presence/manipulation/composure) arvot.</text:p>
          </table:table-cell>
        </table:table-row>
        <table:table-row>
          <table:table-cell table:style-name="Taulukko1.A2" office:value-type="string">
            <text:p text:style-name="Table_20_Contents">Template</text:p>
          </table:table-cell>
          <table:table-cell table:style-name="Taulukko1.A2" office:value-type="string">
            <text:p text:style-name="Table_20_Contents">Merkkijono, max 10 merkkiä</text:p>
          </table:table-cell>
          <table:table-cell table:style-name="Taulukko1.C2" office:value-type="string">
            <text:p text:style-name="Table_20_Contents">Jos hahmo on jokin muu kuin tavallinen kuolevainen, merkitään se tähän.</text:p>
          </table:table-cell>
        </table:table-row>
        <table:table-row>
          <table:table-cell table:style-name="Taulukko1.A2" office:value-type="string">
            <text:p text:style-name="Table_20_Contents">Metanormal advantage</text:p>
          </table:table-cell>
          <table:table-cell table:style-name="Taulukko1.A2" office:value-type="string">
            <text:p text:style-name="Table_20_Contents">Integer 0-10</text:p>
          </table:table-cell>
          <table:table-cell table:style-name="Taulukko1.C2" office:value-type="string">
            <text:p text:style-name="Table_20_Contents">Hahmon templateen liittyvän yliluonnollisen voiman arvo. Jos hahmo on ihminen arvo on 0.</text:p>
          </table:table-cell>
        </table:table-row>
      </table:table>
      <text:p text:style-name="Standard">Tietokohde: Hahmo</text:p>
      <text:p text:style-name="Standard">Pelissä pelaajat eläytyvät kerrallaan yhden hahmon rooliin ja koittavat toimia niinkuin hahmot toimisat pelissä eteen tulevissa tilanteissa. Hahmot ovat uniikkeja ja jokaisella on oma persoonallisuutensa, taustansa, ominaisuutensa ja taitonsa. Tähän järjestelmään tallennetaan vain ominaisuudet, taidot, meriitit ja esineet. Taustat ja muut jätetään pelaajien ja pelinjohtajan muistettavaksi.</text:p>
      <text:p text:style-name="Standard"/>
      <text:p text:style-name="Standard"/>
      <text:p text:style-name="Standard"/>
      <text:p text:style-name="Standard"/>
      <table:table table:name="Taulukko2" table:style-name="Taulukko2">
        <table:table-column table:style-name="Taulukko2.A" table:number-columns-repeated="3"/>
        <table:table-row>
          <table:table-cell table:style-name="Taulukko2.A1" office:value-type="string">
            <text:p text:style-name="Table_20_Contents">Attribuutit</text:p>
          </table:table-cell>
          <table:table-cell table:style-name="Taulukko2.A1" office:value-type="string">
            <text:p text:style-name="Table_20_Contents">Arvojoukko</text:p>
          </table:table-cell>
          <table:table-cell table:style-name="Taulukko2.C1" office:value-type="string">
            <text:p text:style-name="Table_20_Contents">Kuvailu</text:p>
          </table:table-cell>
        </table:table-row>
        <table:table-row>
          <table:table-cell table:style-name="Taulukko2.A2" office:value-type="string">
            <text:p text:style-name="Table_20_Contents">Name</text:p>
          </table:table-cell>
          <table:table-cell table:style-name="Taulukko2.A2" office:value-type="string">
            <text:p text:style-name="Table_20_Contents">Merkkijono, max 30 merkkiä</text:p>
          </table:table-cell>
          <table:table-cell table:style-name="Taulukko2.C2" office:value-type="string">
            <text:p text:style-name="Table_20_Contents">Pelaajan nimi. Sitä käytetään myös järjestelmään sisäänkirjautumiseen</text:p>
          </table:table-cell>
        </table:table-row>
        <table:table-row>
          <table:table-cell table:style-name="Taulukko2.A2" office:value-type="string">
            <text:p text:style-name="Table_20_Contents">ID</text:p>
          </table:table-cell>
          <table:table-cell table:style-name="Taulukko2.A2" office:value-type="string">
            <text:p text:style-name="Table_20_Contents">Merkkijono, max 30 merkkiä</text:p>
          </table:table-cell>
          <table:table-cell table:style-name="Taulukko2.C2" office:value-type="string">
            <text:p text:style-name="Table_20_Contents">Turhaksi jäänyt attribuutti, jota ei ole ehditty poistaa sovelluksesta.</text:p>
          </table:table-cell>
        </table:table-row>
        <table:table-row>
          <table:table-cell table:style-name="Taulukko2.A2" office:value-type="string">
            <text:p text:style-name="Table_20_Contents">Passwd</text:p>
          </table:table-cell>
          <table:table-cell table:style-name="Taulukko2.A2" office:value-type="string">
            <text:p text:style-name="Table_20_Contents">Merkkijono, max 30 merkkiä</text:p>
          </table:table-cell>
          <table:table-cell table:style-name="Taulukko2.C2" office:value-type="string">
            <text:p text:style-name="Table_20_Contents">Pelaajan salasana jolla hän kirjautuu järjestelmään.</text:p>
          </table:table-cell>
        </table:table-row>
      </table:table>
      <text:p text:style-name="Standard">Tietokohde: Pelaaja</text:p>
      <text:p text:style-name="Standard">Pelaajat ovat järjestelmän käyttäjiä. Alunperin yhden pelaajan kuului olla pelinjohtaja jolla olisi ollut muita korkeammat oikeudet järjestelmässä, mutta aikarajoitteiden takia kaikilla käyttäjillä on täydet oikeudet. Yhdellä pelaajalla voi olla useita hahmoja, mutta yhdellä hahmolla voi olla vain yksi pelaaja.</text:p>
      <text:p text:style-name="Standard"/>
      <text:p text:style-name="Standard"/>
      <text:p text:style-name="Standard"><text:soft-page-break/></text:p>
      <table:table table:name="Taulukko3" table:style-name="Taulukko3">
        <table:table-column table:style-name="Taulukko3.A" table:number-columns-repeated="3"/>
        <table:table-row>
          <table:table-cell table:style-name="Taulukko3.A1" office:value-type="string">
            <text:p text:style-name="Table_20_Contents">Attribuutit</text:p>
          </table:table-cell>
          <table:table-cell table:style-name="Taulukko3.A1" office:value-type="string">
            <text:p text:style-name="Table_20_Contents">Arvojoukko</text:p>
          </table:table-cell>
          <table:table-cell table:style-name="Taulukko3.C1" office:value-type="string">
            <text:p text:style-name="Table_20_Contents">Kuvailu</text:p>
          </table:table-cell>
        </table:table-row>
        <table:table-row>
          <table:table-cell table:style-name="Taulukko3.A2" office:value-type="string">
            <text:p text:style-name="Table_20_Contents">Value</text:p>
          </table:table-cell>
          <table:table-cell table:style-name="Taulukko3.A2" office:value-type="string">
            <text:p text:style-name="Table_20_Contents">Merkkijono, max 10 merkkiä</text:p>
          </table:table-cell>
          <table:table-cell table:style-name="Taulukko3.C2" office:value-type="string">
            <text:p text:style-name="Table_20_Contents">Ominaisuuden arvo</text:p>
          </table:table-cell>
        </table:table-row>
        <table:table-row>
          <table:table-cell table:style-name="Taulukko3.A2" office:value-type="string">
            <text:p text:style-name="Table_20_Contents">Character</text:p>
          </table:table-cell>
          <table:table-cell table:style-name="Taulukko3.A2" office:value-type="string">
            <text:p text:style-name="Table_20_Contents">Merkkijono, max 30 merkkiä</text:p>
          </table:table-cell>
          <table:table-cell table:style-name="Taulukko3.C2" office:value-type="string">
            <text:p text:style-name="Table_20_Contents">Hahmon nimi</text:p>
          </table:table-cell>
        </table:table-row>
      </table:table>
      <text:p text:style-name="Standard">Tietokohde: Ominaisuudet</text:p>
      <text:p text:style-name="Standard">Ominaisuus taulua ei ehditty implementoimaan järjestelmään. Ideana oli, että taulussa olisi ollut vain kolme riviä, yksi jokaiselle ominaisuus tyypille. Ja hahmojen arvot olisivat näkyneet taulun sarakkeina.</text:p>
      <text:p text:style-name="Standard"/>
      <text:p text:style-name="Standard"/>
      <text:p text:style-name="Standard"/>
      <table:table table:name="Taulukko4" table:style-name="Taulukko4">
        <table:table-column table:style-name="Taulukko4.A"/>
        <table:table-column table:style-name="Taulukko4.B"/>
        <table:table-column table:style-name="Taulukko4.C"/>
        <table:table-row>
          <table:table-cell table:style-name="Taulukko4.A1" office:value-type="string">
            <text:p text:style-name="Table_20_Contents">Attribuutit</text:p>
          </table:table-cell>
          <table:table-cell table:style-name="Taulukko4.A1" office:value-type="string">
            <text:p text:style-name="Table_20_Contents">Arvojoukko</text:p>
          </table:table-cell>
          <table:table-cell table:style-name="Taulukko4.C1" office:value-type="string">
            <text:p text:style-name="Table_20_Contents">Kuvailu</text:p>
          </table:table-cell>
        </table:table-row>
        <table:table-row>
          <table:table-cell table:style-name="Taulukko4.A2" office:value-type="string">
            <text:p text:style-name="Table_20_Contents">Name</text:p>
          </table:table-cell>
          <table:table-cell table:style-name="Taulukko4.A2" office:value-type="string">
            <text:p text:style-name="Table_20_Contents">Merkkijono, max 30 merkkiä</text:p>
          </table:table-cell>
          <table:table-cell table:style-name="Taulukko4.C2" office:value-type="string">
            <text:p text:style-name="Table_20_Contents">Esineen nimi</text:p>
          </table:table-cell>
        </table:table-row>
        <table:table-row>
          <table:table-cell table:style-name="Taulukko4.A2" office:value-type="string">
            <text:p text:style-name="Table_20_Contents">Character</text:p>
          </table:table-cell>
          <table:table-cell table:style-name="Taulukko4.A2" office:value-type="string">
            <text:p text:style-name="Table_20_Contents">Merkkijono, max 30 merkkiä</text:p>
          </table:table-cell>
          <table:table-cell table:style-name="Taulukko4.C2" office:value-type="string">
            <text:p text:style-name="Table_20_Contents">Esineen omistajan nimi</text:p>
          </table:table-cell>
        </table:table-row>
      </table:table>
      <text:p text:style-name="Standard">Tietokohde: Esineet</text:p>
      <text:p text:style-name="Standard">Esineet ovat hahmojen omistamia tavaroita. Pelissä esineillä ei ole niin kovin suurta merkitystä. Elleivät ne ole erityisen harvinaisia/tärkeitä niitä ei edes merkitä ylös. Tämän takia tietokantaan kirjatut esineet ovat uniikkeja ja niillä on uniikkit nimet. Siinä tapauksessa että kahdella tai useammalla hahmolla on identtisiä esineitä joudutaan ne nimeämään tietokantaan eritavalla.</text:p>
      <text:p text:style-name="Standard"/>
      <text:p text:style-name="Standard"/>
      <text:p text:style-name="Standard"/>
      <text:p text:style-name="Standard"/>
      <text:p text:style-name="Standard"/>
      <table:table table:name="Taulukko5" table:style-name="Taulukko5">
        <table:table-column table:style-name="Taulukko5.A" table:number-columns-repeated="3"/>
        <table:table-row>
          <table:table-cell table:style-name="Taulukko5.A1" office:value-type="string">
            <text:p text:style-name="Table_20_Contents">Attribuutit</text:p>
          </table:table-cell>
          <table:table-cell table:style-name="Taulukko5.A1" office:value-type="string">
            <text:p text:style-name="Table_20_Contents">Arvojoukko</text:p>
          </table:table-cell>
          <table:table-cell table:style-name="Taulukko5.C1" office:value-type="string">
            <text:p text:style-name="Table_20_Contents">Kuvailu</text:p>
          </table:table-cell>
        </table:table-row>
        <table:table-row>
          <table:table-cell table:style-name="Taulukko5.A2" office:value-type="string">
            <text:p text:style-name="Table_20_Contents">Name</text:p>
          </table:table-cell>
          <table:table-cell table:style-name="Taulukko5.A2" office:value-type="string">
            <text:p text:style-name="Table_20_Contents">Merkkijono, max 30 merkkiä</text:p>
          </table:table-cell>
          <table:table-cell table:style-name="Taulukko5.C2" office:value-type="string">
            <text:p text:style-name="Table_20_Contents">Taidon nimi</text:p>
          </table:table-cell>
        </table:table-row>
        <table:table-row>
          <table:table-cell table:style-name="Taulukko5.A2" office:value-type="string">
            <text:p text:style-name="Table_20_Contents">Character</text:p>
          </table:table-cell>
          <table:table-cell table:style-name="Taulukko5.A2" office:value-type="string">
            <text:p text:style-name="Table_20_Contents">Merkkijono, max 30 merkkiä</text:p>
          </table:table-cell>
          <table:table-cell table:style-name="Taulukko5.C2" office:value-type="string">
            <text:p text:style-name="Table_20_Contents">Taidon omaavan hahmon nimi</text:p>
          </table:table-cell>
        </table:table-row>
        <table:table-row>
          <table:table-cell table:style-name="Taulukko5.A2" office:value-type="string">
            <text:p text:style-name="Table_20_Contents">Value</text:p>
          </table:table-cell>
          <table:table-cell table:style-name="Taulukko5.A2" office:value-type="string">
            <text:p text:style-name="Table_20_Contents">Integer 0-10</text:p>
          </table:table-cell>
          <table:table-cell table:style-name="Taulukko5.C2" office:value-type="string">
            <text:p text:style-name="Table_20_Contents">Taidon arvo, eli kuinka harjaantunut kyseinen hahmo on tässä taidossa.</text:p>
          </table:table-cell>
        </table:table-row>
      </table:table>
      <text:p text:style-name="Standard">Tietokohde: Taidot</text:p>
      <text:p text:style-name="Standard">Taitoja ei ehditty implementoida. Tarkoituksena oli luoda taitojen ja hahmojen välille monesta moneen suhde, koska taitoja on rajallinen määrä ja hahmoilla on jokaisen taidon arvo vähintään 0.</text:p>
      <text:p text:style-name="Standard"/>
      <text:p text:style-name="Standard"/>
      <text:p text:style-name="Standard"/>
      <table:table table:name="Taulukko6" table:style-name="Taulukko6">
        <table:table-column table:style-name="Taulukko6.A" table:number-columns-repeated="3"/>
        <table:table-row>
          <table:table-cell table:style-name="Taulukko6.A1" office:value-type="string">
            <text:p text:style-name="Table_20_Contents">Attribuutit</text:p>
          </table:table-cell>
          <table:table-cell table:style-name="Taulukko6.A1" office:value-type="string">
            <text:p text:style-name="Table_20_Contents">Arvojoukko</text:p>
          </table:table-cell>
          <table:table-cell table:style-name="Taulukko6.C1" office:value-type="string">
            <text:p text:style-name="Table_20_Contents">Kuvailu</text:p>
          </table:table-cell>
        </table:table-row>
        <table:table-row>
          <table:table-cell table:style-name="Taulukko6.A2" office:value-type="string">
            <text:p text:style-name="Table_20_Contents">Name</text:p>
          </table:table-cell>
          <table:table-cell table:style-name="Taulukko6.A2" office:value-type="string">
            <text:p text:style-name="Table_20_Contents">Merkkijono, max 30 merkkiä</text:p>
          </table:table-cell>
          <table:table-cell table:style-name="Taulukko6.C2" office:value-type="string">
            <text:p text:style-name="Table_20_Contents">Meriitin nimi</text:p>
          </table:table-cell>
        </table:table-row>
        <table:table-row>
          <table:table-cell table:style-name="Taulukko6.A2" office:value-type="string">
            <text:p text:style-name="Table_20_Contents">Character</text:p>
          </table:table-cell>
          <table:table-cell table:style-name="Taulukko6.A2" office:value-type="string">
            <text:p text:style-name="Table_20_Contents">Merkkijono, max 30 merkkiä</text:p>
          </table:table-cell>
          <table:table-cell table:style-name="Taulukko6.C2" office:value-type="string">
            <text:p text:style-name="Table_20_Contents">Meritin omaavan hahmon nimi</text:p>
          </table:table-cell>
        </table:table-row>
        <table:table-row>
          <table:table-cell table:style-name="Taulukko6.A2" office:value-type="string">
            <text:p text:style-name="Table_20_Contents">Value</text:p>
          </table:table-cell>
          <table:table-cell table:style-name="Taulukko6.A2" office:value-type="string">
            <text:p text:style-name="Table_20_Contents">Integer 1-10</text:p>
          </table:table-cell>
          <table:table-cell table:style-name="Taulukko6.C2" office:value-type="string">
            <text:p text:style-name="Table_20_Contents">Meriitin arvo</text:p>
          </table:table-cell>
        </table:table-row>
      </table:table>
      <text:p text:style-name="Standard">Tietokohde: Meriitit</text:p>
      <text:p text:style-name="Standard">Pelissä meriitit ovat jotain asioita jotka vaikuttavat hahmoon merkittävällä tavalla mutta eivät ole kykyjä taitoja tai esineitä. Ne voivat olla lähes mitä tahansa. Merittejä ei aikarajoitteiden takia ehditty implementoida. Taitojen tapaan niillä ja hahmoilla piti olla monesta moneen suhde, koska on hyvin todennäköistä että hahmoilla olisi samoja meriittej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2T16:46:23.15</meta:creation-date>
    <dc:date>2013-10-11T20:43:52.89</dc:date>
    <meta:editing-duration>PT36M26S</meta:editing-duration>
    <meta:editing-cycles>4</meta:editing-cycles>
    <meta:generator>OpenOffice.org/3.4.1$Win32 OpenOffice.org_project/341m1$Build-9593</meta:generator>
    <meta:document-statistic meta:table-count="6" meta:image-count="0" meta:object-count="0" meta:page-count="2" meta:paragraph-count="90" meta:word-count="467" meta:character-count="3556"/>
  </office:meta>
</office:document-meta>
</file>